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Contents_20_3">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2" style:family="paragraph" style:parent-style-name="Heading_20_1" style:master-page-name="First_20_Page">
      <style:paragraph-properties style:page-number="auto"/>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958887375" text:style-name="L1">
        <text:list-item>
          <text:p text:style-name="P13">The OpenLCB-CAN Physical Layer Standard, which specifies the physical layer for transporting OpenLCB-CAN frames</text:p>
        </text:list-item>
        <text:list-item>
          <text:p text:style-name="P13">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must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33022976" text:style-name="L2">
        <text:list-item>
          <text:p text:style-name="P14">Inhibited</text:p>
        </text:list-item>
        <text:list-item>
          <text:p text:style-name="P14">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484667590" text:style-name="L3">
        <text:list-item>
          <text:p text:style-name="P15">Generate a tentative source Node ID alias value</text:p>
        </text:list-item>
        <text:list-item>
          <text:p text:style-name="P15">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480394145" text:style-name="L4">
        <text:list-item>
          <text:p text:style-name="P16">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316542959" text:style-name="L5">
        <text:list-item>
          <text:p text:style-name="P17">Wait at least 200 milliseconds</text:p>
        </text:list-item>
        <text:list-item>
          <text:p text:style-name="P17">Transmit a Reserve ID frame (RID) with the tentative source Node ID alias value i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543695311" text:style-name="L6">
        <text:list-item>
          <text:p text:style-name="P18">Have or obtain a valid reserved Node ID alias</text:p>
        </text:list-item>
        <text:list-item>
          <text:p text:style-name="P18">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421856078" text:style-name="L7">
        <text:list-item>
          <text:p text:style-name="P19">If the frame is a Check ID (CID) frame, send a Reserve ID (RID) frame in response.</text:p>
        </text:list-item>
        <text:list-item>
          <text:p text:style-name="P19">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19"><text:soft-page-break/>If the frame is not a Check ID (CID) frame and the node is not in Permitted state, the node shall immediately release the matching node ID alias.</text:p>
        </text:list-item>
        <text:list-item>
          <text:p text:style-name="P19">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1014761216" text:style-name="L8">
        <text:list-item>
          <text:p text:style-name="P20">may, but is not required to, signal the user that duplicate Node ID values exist using a lamp or other directly-visible indicator</text:p>
        </text:list-item>
        <text:list-item>
          <text:p text:style-name="P20">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Frame Format (Normative)<text:tab/>1</text:p>
          <text:p text:style-name="P11"><text:s/>5 States<text:tab/>2</text:p>
          <text:p text:style-name="P11"><text:s/>6 CAN-specific Control Frames and Interactions (Normative)<text:tab/>3</text:p>
          <text:p text:style-name="P12"><text:s/>6.1 Control Frame Format<text:tab/>3</text:p>
          <text:p text:style-name="P12"><text:s/>6.2 Interactions<text:tab/>3</text:p>
          <text:p text:style-name="P10"><text:s/>6.2.1 Reserving a Node ID Alias<text:tab/>3</text:p>
          <text:p text:style-name="P10"><text:s/>6.2.2 Transition to Permitted State<text:tab/>4</text:p>
          <text:p text:style-name="P10"><text:s/>6.2.3 Node ID Alias validation<text:tab/>4</text:p>
          <text:p text:style-name="P10"><text:s/>6.2.4 Transition to Inhibited State<text:tab/>4</text:p>
          <text:p text:style-name="P10"><text:s/>6.2.5 Node ID Alias Collision Handling<text:tab/>4</text:p>
          <text:p text:style-name="P10"><text:s/>6.2.6 Duplicate Node ID Handling<text:tab/>5</text:p>
          <text:p text:style-name="P12"><text:s/>6.3 Node ID Alias Generation<text:tab/>5</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07-22T17:39:16.99">7/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7-22T17:39:16.99">Jul 22, 2012</text:date></text:p>
            </table:table-cell>
            <table:table-cell table:style-name="Table1.C1" office:value-type="string">
              <text:p text:style-name="MP8">Draft</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2</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07-22T17:39:16.99">7/22/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93</meta:editing-cycles>
    <meta:editing-duration>P1DT11H9M16S</meta:editing-duration>
    <meta:generator>OpenOffice.org/3.3$Unix OpenOffice.org_project/330m20$Build-9567</meta:generator>
    <dc:date>2012-07-22T17:39:17</dc:date>
    <dc:creator>Bob Jacobsen</dc:creator>
    <meta:keyword>OpenLCB-CANFrame Transfer</meta:keyword>
    <meta:printed-by>Bob Jacobsen</meta:printed-by>
    <meta:print-date>2010-10-15T15:58:33</meta:print-date>
    <meta:document-statistic meta:table-count="3" meta:image-count="1" meta:object-count="0" meta:page-count="6" meta:paragraph-count="139" meta:word-count="1683" meta:character-count="9882"/>
    <meta:user-defined meta:name="Info 1"/>
    <meta:user-defined meta:name="Info 2"/>
    <meta:user-defined meta:name="Info 3"/>
    <meta:user-defined meta:name="Info 4"/>
  </office:meta>
</office:document-meta>
</file>